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0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value</text:p>
          </table:table-cell>
          <table:table-cell/>
          <table:table-cell office:value-type="string" calcext:value-type="string">
            <text:p>sigm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mu (µs)</text:p>
          </table:table-cell>
          <table:table-cell office:value-type="float" office:value="2.1969811" calcext:value-type="float">
            <text:p>2.20E+00</text:p>
          </table:table-cell>
          <table:table-cell office:value-type="string" calcext:value-type="string">
            <text:p><text:s/>± </text:p>
          </table:table-cell>
          <table:table-cell office:value-type="float" office:value="0.0000022" calcext:value-type="float">
            <text:p>0.0000022</text:p>
          </table:table-cell>
          <table:table-cell table:number-columns-repeated="3"/>
          <table:table-cell table:style-name="ce3"/>
        </table:table-row>
        <table:table-row table:style-name="ro1">
          <table:table-cell/>
          <table:table-cell office:value-type="string" calcext:value-type="string">
            <text:p>g2_muon_meausure</text:p>
          </table:table-cell>
          <table:table-cell office:value-type="float" office:value="2.00233183621" calcext:value-type="float">
            <text:p>2.00E+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2_muon_theory</text:p>
          </table:table-cell>
          <table:table-cell office:value-type="float" office:value="2.00233183621" calcext:value-type="float">
            <text:p>2.00E+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2_muon_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B_measured (T)</text:p>
          </table:table-cell>
          <table:table-cell office:value-type="float" office:value="0.0056" calcext:value-type="float">
            <text:p>5.60E-03</text:p>
          </table:table-cell>
          <table:table-cell office:value-type="string" calcext:value-type="string">
            <text:p><text:s/>± </text:p>
          </table:table-cell>
          <table:table-cell table:style-name="ce2" office:value-type="percentage" office:value="0.02" calcext:value-type="percentage">
            <text:p>2.00%</text:p>
          </table:table-cell>
          <table:table-cell office:value-type="string" calcext:value-type="string">
            <text:p>(maximum error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[C]</text:p>
          </table:table-cell>
          <table:table-cell table:formula="of:=1.602176634E-019" office:value-type="float" office:value="1.602176634E-019" calcext:value-type="float">
            <text:p>1.60E-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uon mass [kg]</text:p>
          </table:table-cell>
          <table:table-cell office:value-type="float" office:value="1.883531627E-028" calcext:value-type="float">
            <text:p>1.88E-2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ght Speed (m/s)</text:p>
          </table:table-cell>
          <table:table-cell table:formula="of:=299792458" office:value-type="float" office:value="299792458" calcext:value-type="float">
            <text:p>3.00E+0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w_L attesa [Hz]</text:p>
          </table:table-cell>
          <table:table-cell table:formula="of:=[.C9]*[.C6]*[.C8]/(2*[.C10])" office:value-type="float" office:value="4769046.53970641" calcext:value-type="float">
            <text:p>4.77E+06</text:p>
          </table:table-cell>
          <table:table-cell office:value-type="string" calcext:value-type="string">
            <text:p><text:s/>± </text:p>
          </table:table-cell>
          <table:table-cell table:style-name="ce2" office:value-type="percentage" office:value="0.02" calcext:value-type="percentage">
            <text:p>2.00%</text:p>
          </table:table-cell>
          <table:table-cell office:value-type="string" calcext:value-type="string">
            <text:p>(maximum error)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formula="of:=[.C13]*98/100" office:value-type="float" office:value="4673665.60891228" calcext:value-type="float">
            <text:p>4673665.60891228</text:p>
          </table:table-cell>
          <table:table-cell table:formula="of:=[.C13]*1.02" office:value-type="float" office:value="4864427.47050054" calcext:value-type="float">
            <text:p>4864427.4705005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4:59:50.560623342</meta:creation-date>
    <meta:generator>LibreOffice/7.3.7.2$Linux_X86_64 LibreOffice_project/30$Build-2</meta:generator>
    <dc:date>2024-06-20T13:23:10.159178073</dc:date>
    <meta:editing-duration>PT1H51M31S</meta:editing-duration>
    <meta:editing-cycles>2</meta:editing-cycles>
    <meta:document-statistic meta:table-count="1" meta:cell-count="29" meta:object-count="0"/>
  </office:meta>
</office:document-meta>
</file>